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50000032920814CE2EEA7036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17cm" svg:height="19.397cm" draw:z-index="0"><draw:image xlink:href="Pictures/10000000000002C50000032920814CE2EEA703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6:11:54.947584718</meta:creation-date>
    <dc:date>2024-02-20T16:12:32.932677193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